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24a90f" officeooo:paragraph-rsid="0024a90f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68101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68101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20fcba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20fcba" style:font-size-asian="15pt" style:font-weight-asian="normal" style:font-size-complex="15pt" style:font-weight-complex="normal"/>
    </style:style>
    <style:style style:name="P9" style:family="paragraph" style:parent-style-name="Text_20_body">
      <style:paragraph-properties fo:line-height="138%"/>
      <style:text-properties style:font-name="Liberation Serif" fo:font-size="15pt" officeooo:rsid="001770d1" officeooo:paragraph-rsid="0020fcba" style:font-size-asian="15pt" style:font-size-complex="15pt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1e8add" style:font-size-asian="15pt" style:font-weight-asian="normal" style:font-size-complex="15pt" style:font-weight-complex="normal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1e8add" style:font-size-asian="13pt" style:font-weight-asian="normal" style:font-size-complex="13pt" style:font-weight-complex="normal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1e8add" style:font-size-asian="15pt" style:font-size-complex="15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20fcba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2028a8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23026e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23026e" style:font-size-asian="15pt" style:font-weight-asian="normal" style:font-size-complex="15pt" style:font-weight-complex="normal"/>
    </style:style>
    <style:style style:name="P17" style:family="paragraph" style:parent-style-name="Text_20_body">
      <style:paragraph-properties fo:line-height="138%"/>
      <style:text-properties style:font-name="Liberation Serif" fo:font-size="15pt" officeooo:rsid="001770d1" officeooo:paragraph-rsid="0023026e" style:font-size-asian="15pt" style:font-size-complex="15pt"/>
    </style:style>
    <style:style style:name="P18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23026e" style:font-size-asian="15pt" style:font-size-complex="15pt"/>
    </style:style>
    <style:style style:name="P19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23026e" style:font-size-asian="15pt" style:font-size-complex="15pt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028a8" style:text-blinking="false" fo:background-color="transparent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b9b4f" style:text-blinking="false" fo:background-color="transparent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256fbe" style:font-size-asian="15pt" style:font-size-complex="15pt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2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7777" style:font-size-asian="15pt" style:font-size-complex="15pt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277777" style:font-size-asian="15pt" style:font-weight-asian="bold" style:font-size-complex="15pt" style:font-weight-complex="bold"/>
    </style:style>
    <style:style style:name="P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31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3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33" style:family="paragraph" style:parent-style-name="Table_20_Heading">
      <style:text-properties style:font-name="Liberation Serif" fo:font-size="15pt" style:font-size-asian="15pt" style:font-size-complex="15pt"/>
    </style:style>
    <style:style style:name="P34" style:family="paragraph" style:parent-style-name="Table_20_Contents">
      <style:text-properties style:font-name="Liberation Serif" fo:font-size="15pt" style:font-size-asian="15pt" style:font-size-complex="15pt"/>
    </style:style>
    <style:style style:name="P35" style:family="paragraph" style:parent-style-name="Table_20_Contents">
      <style:text-properties officeooo:paragraph-rsid="000ab53b"/>
    </style:style>
    <style:style style:name="P3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7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8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9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40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41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1770d1" style:font-size-asian="16pt" style:font-weight-asian="bold" style:font-size-complex="16pt" style:font-weight-complex="bold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1516c" style:text-blinking="false" fo:background-color="transparent" style:font-size-asian="15pt" style:font-weight-asian="normal" style:font-size-complex="15pt" style:font-weight-complex="normal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46" style:family="paragraph" style:parent-style-name="Text_20_body">
      <style:text-properties fo:color="#ff0000" loext:opacity="100%" style:font-name="Liberation Serif" fo:font-size="15pt" fo:font-weight="bold" officeooo:rsid="0007906c" officeooo:paragraph-rsid="0007906c" style:font-size-asian="15pt" style:font-weight-asian="bold" style:font-size-complex="15pt" style:font-weight-complex="bold"/>
    </style:style>
    <style:style style:name="P47" style:family="paragraph" style:parent-style-name="Text_20_body">
      <style:text-properties style:font-name="Liberation Serif" fo:font-size="15pt" fo:font-weight="bold" officeooo:paragraph-rsid="0007906c" style:font-size-asian="15pt" style:font-size-complex="15pt"/>
    </style:style>
    <style:style style:name="P48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49" style:family="paragraph" style:parent-style-name="Text_20_body">
      <style:text-properties fo:font-size="16pt" fo:font-weight="normal" officeooo:rsid="00085dbf" officeooo:paragraph-rsid="000496ee" style:font-size-asian="16pt" style:font-size-complex="16pt"/>
    </style:style>
    <style:style style:name="P50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51" style:family="paragraph" style:parent-style-name="Text_20_body" style:list-style-name="L2">
      <style:text-properties fo:font-size="16pt" officeooo:rsid="00085dbf" style:font-size-asian="16pt" style:font-size-complex="16pt"/>
    </style:style>
    <style:style style:name="P52" style:family="paragraph" style:parent-style-name="Text_20_body" style:list-style-name="L3">
      <style:text-properties fo:font-size="16pt" officeooo:rsid="00085dbf" style:font-size-asian="16pt" style:font-size-complex="16pt"/>
    </style:style>
    <style:style style:name="P53" style:family="paragraph" style:parent-style-name="Preformatted_20_Text">
      <style:paragraph-properties fo:margin-left="0in" fo:margin-right="0in" fo:margin-top="0in" fo:margin-bottom="0.1965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54" style:family="paragraph" style:parent-style-name="Text_20_body" style:list-style-name="L4">
      <style:text-properties style:font-name="Liberation Serif" fo:font-size="15pt" officeooo:rsid="00085dbf" style:font-size-asian="15pt" style:font-size-complex="15pt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466bd" style:text-blinking="false" fo:background-color="transparent" style:font-size-asian="15pt" style:font-weight-asian="bold" style:font-size-complex="15pt" style:font-weight-complex="bold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60fe7" style:font-size-asian="15pt" style:font-size-complex="15pt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6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66" style:family="paragraph" style:parent-style-name="Text_20_body" style:list-style-name="L5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6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rsid="001643d3" officeooo:paragraph-rsid="001643d3" style:text-blinking="false" fo:background-color="transparent" style:font-size-asian="15pt" style:font-weight-asian="bold" style:font-size-complex="15pt" style:font-weight-complex="bold"/>
    </style:style>
    <style:style style:name="P68" style:family="paragraph" style:parent-style-name="Text_20_body" style:list-style-name="L6">
      <style:paragraph-properties fo:line-height="138%"/>
      <style:text-properties fo:color="#000000" loext:opacity="100%" style:font-name="Arial" fo:font-size="15pt" fo:font-weight="bold" officeooo:rsid="001643d3" style:font-size-asian="15pt" style:font-weight-asian="bold" style:font-size-complex="15pt" style:font-weight-complex="bold"/>
    </style:style>
    <style:style style:name="P6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1643d3" officeooo:paragraph-rsid="001643d3" style:text-blinking="false" fo:background-color="transparent" style:font-size-asian="15pt" style:font-weight-asian="bold" style:font-size-complex="15pt" style:font-weight-complex="bold"/>
    </style:style>
    <style:style style:name="P70" style:family="paragraph" style:parent-style-name="Heading_20_3">
      <style:paragraph-properties fo:margin-top="0in" fo:margin-bottom="0.1965in" style:contextual-spacing="false" fo:line-height="138%"/>
      <style:text-properties fo:color="#000000" loext:opacity="100%" style:font-name="Liberation Serif" fo:font-size="15pt" style:font-size-asian="15pt" style:font-size-complex="15pt"/>
    </style:style>
    <style:style style:name="P71" style:family="paragraph" style:parent-style-name="Text_20_body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72" style:family="paragraph" style:parent-style-name="Heading_20_3">
      <style:paragraph-properties fo:margin-top="0in" fo:margin-bottom="0.1965in" style:contextual-spacing="false" fo:line-height="138%"/>
      <style:text-properties fo:color="#000000" loext:opacity="100%" style:font-name="Arial" fo:font-size="15pt" style:font-size-asian="15pt" style:font-size-complex="15pt"/>
    </style:style>
    <style:style style:name="P73" style:family="paragraph" style:parent-style-name="Text_20_body" style:list-style-name="L7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74" style:family="paragraph" style:parent-style-name="Text_20_body" style:list-style-name="L8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size-complex="15pt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1466bd" style:text-blinking="false" fo:background-color="transparent" style:font-size-asian="15pt" style:font-size-complex="15pt"/>
    </style:style>
    <style:style style:name="P77" style:family="paragraph" style:parent-style-name="Text_20_body">
      <style:text-properties style:font-name="Liberation Serif" fo:font-size="15pt" officeooo:paragraph-rsid="001466bd" style:font-size-asian="15pt" style:font-size-complex="15pt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7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516c" style:text-blinking="false" fo:background-color="transparent" style:font-size-asian="15pt" style:font-weight-asian="bold" style:font-size-complex="15pt" style:font-weight-complex="bold"/>
    </style:style>
    <style:style style:name="P80" style:family="paragraph" style:parent-style-name="Text_20_body">
      <style:paragraph-properties style:writing-mode="lr-tb"/>
      <style:text-properties style:font-name="Liberation Serif" fo:font-size="15pt" officeooo:rsid="0011f355" officeooo:paragraph-rsid="001466bd" style:font-size-asian="15pt" style:font-size-complex="15pt"/>
    </style:style>
    <style:style style:name="P81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82" style:family="paragraph" style:parent-style-name="Text_20_body" style:list-style-name="L9">
      <style:text-properties fo:font-size="16pt" officeooo:rsid="0011f355" officeooo:paragraph-rsid="001466bd" style:font-size-asian="16pt" style:font-size-complex="16pt"/>
    </style:style>
    <style:style style:name="P8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T1" style:family="text">
      <style:text-properties officeooo:rsid="002028a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bf0041" loext:opacity="100%" fo:font-weight="bold" officeooo:rsid="00368101" style:font-weight-asian="bold" style:font-weight-complex="bold"/>
    </style:style>
    <style:style style:name="T4" style:family="text">
      <style:text-properties fo:font-weight="bold" officeooo:rsid="00368101" style:font-weight-asian="bold" style:font-weight-complex="bold"/>
    </style:style>
    <style:style style:name="T5" style:family="text">
      <style:text-properties fo:color="#bf0041" loext:opacity="100%" fo:font-weight="bold" officeooo:rsid="001e7c1b" style:font-weight-asian="bold" style:font-weight-complex="bold"/>
    </style:style>
    <style:style style:name="T6" style:family="text">
      <style:text-properties officeooo:rsid="00368101" style:font-weight-asian="normal" style:font-weight-complex="normal"/>
    </style:style>
    <style:style style:name="T7" style:family="text">
      <style:text-properties officeooo:rsid="00368101"/>
    </style:style>
    <style:style style:name="T8" style:family="text">
      <style:text-properties fo:color="#bf0041" loext:opacity="100%" fo:font-weight="bold" officeooo:rsid="0039b6cd" style:font-weight-asian="bold" style:font-weight-complex="bold"/>
    </style:style>
    <style:style style:name="T9" style:family="text">
      <style:text-properties fo:font-weight="bold" officeooo:rsid="0039b6cd" style:font-weight-asian="bold" style:font-weight-complex="bold"/>
    </style:style>
    <style:style style:name="T10" style:family="text">
      <style:text-properties fo:color="#bf0041" loext:opacity="100%" officeooo:rsid="001e7c1b"/>
    </style:style>
    <style:style style:name="T11" style:family="text">
      <style:text-properties officeooo:rsid="001770d1"/>
    </style:style>
    <style:style style:name="T12" style:family="text">
      <style:text-properties fo:font-weight="normal" officeooo:rsid="001770d1" style:font-weight-asian="normal" style:font-weight-complex="normal"/>
    </style:style>
    <style:style style:name="T13" style:family="text">
      <style:text-properties fo:font-weight="normal" officeooo:rsid="001e8add" style:font-weight-asian="normal" style:font-weight-complex="normal"/>
    </style:style>
    <style:style style:name="T14" style:family="text">
      <style:text-properties fo:font-weight="normal" officeooo:rsid="0020fcba" style:font-weight-asian="normal" style:font-weight-complex="normal"/>
    </style:style>
    <style:style style:name="T15" style:family="text">
      <style:text-properties officeooo:rsid="0023026e"/>
    </style:style>
    <style:style style:name="T16" style:family="text">
      <style:text-properties fo:font-variant="normal" fo:text-transform="none" fo:color="#00a933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officeooo:rsid="001770d1" style:text-blinking="false" fo:background-color="transparent" loext:char-shading-value="0"/>
    </style:style>
    <style:style style:name="T19" style:family="text">
      <style:text-properties officeooo:rsid="001e7c1b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text-underline-style="none" fo:font-weight="bold" style:font-weight-asian="bold" style:font-weight-complex="bold"/>
    </style:style>
    <style:style style:name="T2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3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24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25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26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27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28" style:family="text">
      <style:text-properties style:font-name="Liberation Serif" fo:font-size="15pt" fo:font-weight="normal" officeooo:rsid="0023026e" style:font-size-asian="15pt" style:font-weight-asian="normal" style:font-size-complex="15pt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30" style:family="text">
      <style:text-properties fo:color="#bf0041" loext:opacity="100%" fo:font-weight="bold" officeooo:rsid="001770d1" style:font-weight-asian="bold" style:font-weight-complex="bold"/>
    </style:style>
    <style:style style:name="T31" style:family="text">
      <style:text-properties fo:color="#000000" loext:opacity="100%"/>
    </style:style>
    <style:style style:name="T32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33" style:family="text">
      <style:text-properties fo:font-variant="normal" fo:text-transform="none" style:text-line-through-style="none" style:text-line-through-type="none" fo:font-style="normal" style:text-underline-style="none" officeooo:rsid="002028a8" style:text-blinking="false" fo:background-color="transparent" loext:char-shading-value="0"/>
    </style:style>
    <style:style style:name="T3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35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3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9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40" style:family="text">
      <style:text-properties fo:font-weight="normal" officeooo:rsid="0001f2b4" style:font-weight-asian="normal" style:font-weight-complex="normal"/>
    </style:style>
    <style:style style:name="T41" style:family="text">
      <style:text-properties fo:color="#bf0041" loext:opacity="100%"/>
    </style:style>
    <style:style style:name="T42" style:family="text">
      <style:text-properties fo:font-weight="normal" officeooo:rsid="001b9b4f" style:font-weight-asian="normal" style:font-weight-complex="normal"/>
    </style:style>
    <style:style style:name="T43" style:family="text">
      <style:text-properties officeooo:rsid="001b9b4f"/>
    </style:style>
    <style:style style:name="T44" style:family="text">
      <style:text-properties fo:font-weight="normal" officeooo:rsid="00256fbe" style:font-weight-asian="normal" style:font-weight-complex="normal"/>
    </style:style>
    <style:style style:name="T45" style:family="text">
      <style:text-properties fo:color="#000000" loext:opacity="100%" officeooo:rsid="000496ee" style:font-weight-asian="bold" style:font-weight-complex="bold"/>
    </style:style>
    <style:style style:name="T46" style:family="text">
      <style:text-properties officeooo:rsid="00256fbe"/>
    </style:style>
    <style:style style:name="T47" style:family="text">
      <style:text-properties fo:font-weight="normal"/>
    </style:style>
    <style:style style:name="T48" style:family="text">
      <style:text-properties fo:font-weight="normal" officeooo:rsid="00256fbe"/>
    </style:style>
    <style:style style:name="T49" style:family="text">
      <style:text-properties fo:color="#000000" loext:opacity="100%" fo:font-weight="bold" officeooo:rsid="000496ee" style:font-weight-asian="bold" style:font-weight-complex="bold"/>
    </style:style>
    <style:style style:name="T50" style:family="text">
      <style:text-properties fo:color="#bf0041" loext:opacity="100%" fo:font-weight="bold" style:font-weight-asian="bold" style:font-weight-complex="bold"/>
    </style:style>
    <style:style style:name="T51" style:family="text">
      <style:text-properties fo:color="#000000" loext:opacity="100%" fo:font-weight="normal" officeooo:rsid="00272474" style:font-weight-asian="normal" style:font-weight-complex="normal"/>
    </style:style>
    <style:style style:name="T52" style:family="text">
      <style:text-properties fo:color="#bf0041" loext:opacity="100%" fo:font-weight="bold" officeooo:rsid="00277777" style:font-weight-asian="bold" style:font-weight-complex="bold"/>
    </style:style>
    <style:style style:name="T53" style:family="text">
      <style:text-properties fo:color="#000000" loext:opacity="100%" fo:font-weight="normal" officeooo:rsid="00277777" style:font-weight-asian="normal" style:font-weight-complex="normal"/>
    </style:style>
    <style:style style:name="T54" style:family="text">
      <style:text-properties officeooo:rsid="000496ee"/>
    </style:style>
    <style:style style:name="T55" style:family="text">
      <style:text-properties fo:color="#bf0041" loext:opacity="100%" officeooo:rsid="000496ee"/>
    </style:style>
    <style:style style:name="T56" style:family="text">
      <style:text-properties fo:color="#bf0041" loext:opacity="100%" officeooo:rsid="00272474"/>
    </style:style>
    <style:style style:name="T57" style:family="text">
      <style:text-properties fo:font-weight="normal" officeooo:rsid="002e9753" style:font-weight-asian="normal" style:font-weight-complex="normal"/>
    </style:style>
    <style:style style:name="T58" style:family="text">
      <style:text-properties fo:color="#ff0000" loext:opacity="100%" fo:font-weight="normal" officeooo:rsid="00277777" style:font-weight-asian="normal" style:font-weight-complex="normal"/>
    </style:style>
    <style:style style:name="T59" style:family="text">
      <style:text-properties fo:font-weight="normal" officeooo:rsid="00277777" style:font-weight-asian="normal" style:font-weight-complex="normal"/>
    </style:style>
    <style:style style:name="T60" style:family="text">
      <style:text-properties officeooo:rsid="00272474"/>
    </style:style>
    <style:style style:name="T6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6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63" style:family="text">
      <style:text-properties fo:font-weight="normal" officeooo:rsid="000c5d59" style:font-weight-asian="normal" style:font-weight-complex="normal"/>
    </style:style>
    <style:style style:name="T64" style:family="text">
      <style:text-properties officeooo:rsid="000c5d59"/>
    </style:style>
    <style:style style:name="T65" style:family="text">
      <style:text-properties fo:color="#bf0041" loext:opacity="100%" officeooo:rsid="000c5d59"/>
    </style:style>
    <style:style style:name="T66" style:family="text">
      <style:text-properties style:font-name="Liberation Serif" fo:font-size="15pt" style:font-size-asian="15pt" style:font-size-complex="15pt"/>
    </style:style>
    <style:style style:name="T67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68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69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70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71" style:family="text">
      <style:text-properties fo:color="#bf0041" loext:opacity="100%" style:font-name="Liberation Serif" fo:font-size="15pt" style:font-size-asian="15pt" style:font-size-complex="15pt"/>
    </style:style>
    <style:style style:name="T72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73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74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75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76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77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78" style:family="text">
      <style:text-properties fo:color="#ff0000" loext:opacity="100%" officeooo:rsid="000496ee"/>
    </style:style>
    <style:style style:name="T79" style:family="text">
      <style:text-properties fo:color="#ff0000" loext:opacity="100%" officeooo:rsid="000695b6"/>
    </style:style>
    <style:style style:name="T80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81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82" style:family="text">
      <style:text-properties fo:color="#000000" loext:opacity="100%" fo:font-weight="normal" style:font-weight-asian="normal" style:font-weight-complex="normal"/>
    </style:style>
    <style:style style:name="T83" style:family="text">
      <style:text-properties fo:font-weight="normal" officeooo:rsid="000496ee"/>
    </style:style>
    <style:style style:name="T84" style:family="text">
      <style:text-properties fo:color="#ff0000" loext:opacity="100%"/>
    </style:style>
    <style:style style:name="T85" style:family="text">
      <style:text-properties officeooo:rsid="0007906c"/>
    </style:style>
    <style:style style:name="T86" style:family="text">
      <style:text-properties fo:color="#ff0000" loext:opacity="100%" officeooo:rsid="0007906c" style:font-weight-asian="bold" style:font-weight-complex="bold"/>
    </style:style>
    <style:style style:name="T87" style:family="text">
      <style:text-properties fo:color="#000000" loext:opacity="100%" officeooo:rsid="0007906c" style:font-weight-asian="bold" style:font-weight-complex="bold"/>
    </style:style>
    <style:style style:name="T88" style:family="text">
      <style:text-properties officeooo:rsid="000496ee" style:font-weight-asian="bold" style:font-weight-complex="bold"/>
    </style:style>
    <style:style style:name="T8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9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91" style:family="text">
      <style:text-properties officeooo:rsid="0009e25c"/>
    </style:style>
    <style:style style:name="T92" style:family="text">
      <style:text-properties fo:color="#000000" loext:opacity="100%" officeooo:rsid="000f79a3"/>
    </style:style>
    <style:style style:name="T93" style:family="text">
      <style:text-properties officeooo:rsid="000f79a3"/>
    </style:style>
    <style:style style:name="T9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95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9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9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9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99" style:family="text">
      <style:text-properties fo:color="#000000" loext:opacity="100%" officeooo:rsid="001466bd"/>
    </style:style>
    <style:style style:name="T10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a0fea" style:text-blinking="false" fo:background-color="transparent" loext:char-shading-value="0" style:font-weight-asian="bold" style:font-weight-complex="bold"/>
    </style:style>
    <style:style style:name="T101" style:family="text">
      <style:text-properties fo:font-weight="bold"/>
    </style:style>
    <style:style style:name="T102" style:family="text">
      <style:text-properties style:font-name="Liberation Serif"/>
    </style:style>
    <style:style style:name="T103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04" style:family="text">
      <style:text-properties fo:font-variant="normal" fo:text-transform="none" fo:color="#000000" loext:opacity="100%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105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06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1466bd" style:text-blinking="false" fo:background-color="transparent" loext:char-shading-value="0"/>
    </style:style>
    <style:style style:name="T107" style:family="text">
      <style:text-properties officeooo:rsid="001466b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branch &amp;&amp; git status <text:s/>&amp;&amp; git add . &amp;&amp; git status &amp;&amp; git commit -m “commit” &amp;&amp; git push origin main</text:p>
      <text:p text:style-name="P2">___________________________________________________________________________________________<text:span text:style-name="T1">__________________</text:span></text:p>
      <text:p text:style-name="P3"/>
      <text:p text:style-name="P4"><text:span text:style-name="T2">$ </text:span><text:span text:style-name="T3">tldr</text:span><text:span text:style-name="T4"> </text:span><text:span text:style-name="T5"><text:s/><text:tab/><text:tab/><text:tab/><text:tab/><text:tab/><text:tab/><text:tab/><text:tab/><text:tab/><text:tab/><text:tab/><text:tab/><text:tab/><text:tab/><text:tab/><text:tab/><text:tab/><text:tab/></text:span><text:span text:style-name="T6">(</text:span>too long; didn’t read<text:span text:style-name="T7">)</text:span></text:p>
      <text:p text:style-name="P5"><text:span text:style-name="T2">$ </text:span><text:span text:style-name="T8">tldr</text:span><text:span text:style-name="T9"> </text:span><text:span text:style-name="T8">man</text:span><text:span text:style-name="T4"> </text:span></text:p>
      <text:p text:style-name="P6">___________________________________________________________________________________________<text:span text:style-name="T1">__________________</text:span></text:p>
      <text:p text:style-name="P7">$ <text:span text:style-name="T10">lsblk</text:span><text:span text:style-name="T11"><text:tab/><text:tab/><text:tab/><text:tab/><text:tab/><text:tab/><text:tab/></text:span><text:span text:style-name="T12"><text:tab/><text:tab/> <text:s/><text:tab/><text:tab/> <text:s text:c="9"/><text:tab/> <text:s/><text:tab/><text:tab/><text:tab/><text:tab/> <text:s text:c="25"/>(List </text:span><text:span text:style-name="T13">Block </text:span><text:span text:style-name="Strong_20_Emphasis"><text:span text:style-name="T14">)</text:span></text:span></text:p>
      <text:p text:style-name="P8"><text:tab/><text:tab/><text:tab/><text:tab/><text:tab/><text:tab/><text:tab/><text:tab/><text:tab/><text:tab/><text:tab/><text:tab/><text:tab/><text:tab/><text:tab/><text:tab/><text:tab/><text:tab/>( <text:span text:style-name="T15">or </text:span><text:span text:style-name="Strong_20_Emphasis"><text:span text:style-name="T13">View all storage devices</text:span></text:span>)</text:p>
      <text:p text:style-name="P9"><text:span text:style-name="Strong_20_Emphasis"><text:span text:style-name="T16">_______________</text:span></text:span><text:span text:style-name="Strong_20_Emphasis"><text:span text:style-name="T17"> </text:span></text:span><text:span text:style-name="Strong_20_Emphasis"><text:span text:style-name="T18">Unicode </text:span></text:span><text:span text:style-name="Strong_20_Emphasis"><text:span text:style-name="T16">__________________________</text:span></text:span><text:span text:style-name="Strong_20_Emphasis"><text:span text:style-name="T17"> vs </text:span></text:span><text:span text:style-name="Strong_20_Emphasis"><text:span text:style-name="T16">_____________________</text:span></text:span><text:span text:style-name="Strong_20_Emphasis"><text:span text:style-name="T18"> </text:span></text:span><text:span text:style-name="Strong_20_Emphasis"><text:span text:style-name="T17">ASCII</text:span></text:span><text:span text:style-name="Strong_20_Emphasis"><text:span text:style-name="T18"> <text:s text:c="3"/></text:span></text:span><text:span text:style-name="Strong_20_Emphasis"><text:span text:style-name="T16">_____________________________</text:span></text:span><text:span text:style-name="Strong_20_Emphasis"><text:span text:style-name="T18"> <text:s text:c="2"/></text:span></text:span></text:p>
      <text:p text:style-name="P10"><text:span text:style-name="T2">Unicode</text:span> <text:span text:style-name="T19">=</text:span> all characters from all languages + symbols + emojis <text:s text:c="4"/><text:tab/><text:tab/><text:tab/><text:span text:style-name="T2">ASCII</text:span> = <text:span text:style-name="Strong_20_Emphasis"><text:span text:style-name="T20">plain English keyboard characters only</text:span></text:span><text:span text:style-name="Strong_20_Emphasis"> </text:span></text:p>
      <text:p text:style-name="P11"><text:span text:style-name="Strong_20_Emphasis"><text:span text:style-name="T13"><text:tab/><text:tab/><text:tab/><text:tab/><text:tab/><text:tab/><text:tab/> <text:s text:c="5"/>(Universal Characters)</text:span></text:span><text:span text:style-name="Strong_20_Emphasis"><text:tab/><text:tab/><text:tab/><text:tab/><text:tab/><text:tab/><text:tab/> <text:s text:c="3"/></text:span>(letters, numbers, basic symbols)</text:p>
      <text:p text:style-name="P10">ह 你 ச আ <text:span text:style-name="T19"><text:s/>محبت A a Z z </text:span>✓ ✔ ✘ ✨ ★ → ← ↑ │ ─ ┼ 😊 😎 ❤️ <text:tab/><text:tab/><text:tab/>A a<text:span text:style-name="T19"> z</text:span> <text:span text:style-name="T19">Z </text:span>0 1 <text:span text:style-name="T19">9 </text:span>! @ # $ % ^ &amp; *- _ + = / ? .</text:p>
      <text:p text:style-name="P12"><text:span text:style-name="T20">Whereas </text:span><text:span text:style-name="T21">ASCII</text:span><text:span text:style-name="T20"> is limited to </text:span><text:span text:style-name="Strong_20_Emphasis"><text:span text:style-name="T20">127 basic English characters</text:span></text:span><text:span text:style-name="T20"> <text:tab/><text:tab/><text:tab/><text:tab/><text:tab/></text:span><text:span text:style-name="T22">Unicode</text:span><text:span text:style-name="T20"> has </text:span><text:span text:style-name="Strong_20_Emphasis"><text:span text:style-name="T20">over 140,000 characters</text:span></text:span></text:p>
      <text:p text:style-name="P12"><text:span text:style-name="Strong_20_Emphasis"><text:span text:style-name="T20"/></text:span></text:p>
      <text:p text:style-name="P13"><text:span text:style-name="Strong_20_Emphasis"><text:span text:style-name="T23"><text:tab/><text:tab/><text:tab/><text:tab/><text:tab/><text:tab/><text:tab/><text:tab/><text:tab/><text:tab/>ASCII</text:span></text:span><text:span text:style-name="Strong_20_Emphasis"><text:span text:style-name="T24"> </text:span></text:span><text:span text:style-name="Strong_20_Emphasis"><text:span text:style-name="T25">⊂ <text:s/></text:span></text:span><text:span text:style-name="Strong_20_Emphasis"><text:span text:style-name="T26">Unicode</text:span></text:span></text:p>
      <text:p text:style-name="P14"><text:span text:style-name="Strong_20_Emphasis"><text:span text:style-name="T27"><text:tab/><text:tab/><text:tab/><text:tab/>ASCII is used because it is 100% safe, compatible, small, fast, and works everywhere.</text:span></text:span></text:p>
      <text:p text:style-name="P15"><text:span text:style-name="Strong_20_Emphasis"><text:span text:style-name="T28">Examples</text:span></text:span></text:p>
      <text:p text:style-name="P16"><text:span text:style-name="Source_20_Text"><text:span text:style-name="T29">$ </text:span></text:span><text:span text:style-name="Source_20_Text"><text:span text:style-name="T30">lsblk<text:tab/><text:tab/><text:tab/><text:tab/><text:tab/><text:tab/><text:tab/><text:tab/><text:tab/><text:tab/><text:tab/><text:tab/><text:tab/></text:span></text:span><text:span text:style-name="Source_20_Text"><text:span text:style-name="T29">$ </text:span></text:span><text:span text:style-name="Source_20_Text"><text:span text:style-name="T30">lsblk --ascii</text:span></text:span></text:p>
      <text:p text:style-name="P17"><text:span text:style-name="T20">Uses </text:span><text:span text:style-name="Strong_20_Emphasis"><text:span text:style-name="T20">Unicode</text:span></text:span><text:span text:style-name="T20"> characters for pretty tree:</text:span><text:tab/><text:tab/><text:tab/><text:tab/><text:tab/><text:tab/><text:tab/><text:tab/><text:span text:style-name="T31">Uses </text:span><text:span text:style-name="Strong_20_Emphasis"><text:span text:style-name="T31">ASCII</text:span></text:span><text:span text:style-name="T31"> (simple characters):</text:span></text:p>
      <text:p text:style-name="P18"><text:span text:style-name="Source_20_Text">├─sda1<text:tab/><text:tab/><text:tab/><text:tab/><text:tab/><text:tab/><text:tab/><text:tab/><text:tab/><text:tab/><text:tab/><text:tab/><text:tab/>|-sda1</text:span></text:p>
      <text:p text:style-name="P19"><text:span text:style-name="Source_20_Text"><text:span text:style-name="T20">└─sda2<text:tab/><text:tab/><text:tab/><text:tab/><text:tab/><text:tab/><text:tab/><text:tab/><text:tab/><text:tab/><text:tab/><text:tab/><text:tab/>`-sda2</text:span></text:span></text:p>
      <text:p text:style-name="P20"><text:span text:style-name="T32">___________________________________________________________________________________________</text:span><text:span text:style-name="T33">__________________</text:span></text:p>
      <text:p text:style-name="P21"><text:span text:style-name="T34">$ </text:span><text:span text:style-name="T35">cd</text:span><text:span text:style-name="T36"><text:tab/><text:tab/><text:tab/><text:tab/><text:tab/><text:tab/><text:tab/></text:span><text:span text:style-name="T37"><text:tab/><text:tab/> <text:s/><text:tab/><text:tab/> <text:s text:c="9"/><text:tab/> </text:span><text:span text:style-name="T37"><text:s/><text:tab/><text:tab/><text:tab/><text:tab/><text:tab/><text:tab/>(change directory)</text:span></text:p>
      <text:p text:style-name="P21"><text:span text:style-name="T34">$ </text:span><text:span text:style-name="T35">cd /</text:span><text:tab/><text:tab/><text:tab/><text:tab/><text:span text:style-name="T20"><text:tab/><text:tab/> <text:s/><text:tab/><text:tab/> <text:s text:c="9"/><text:tab/><text:tab/> <text:s/><text:tab/> <text:s text:c="9"/><text:tab/><text:tab/><text:tab/><text:tab/><text:tab/>(Go to the root directory)</text:span></text:p>
      <text:p text:style-name="P21"><text:span text:style-name="T34">$ </text:span><text:span text:style-name="T35">cd -</text:span><text:span text:style-name="T36"><text:tab/><text:tab/><text:tab/><text:tab/><text:tab/><text:tab/><text:tab/></text:span><text:span text:style-name="T37"><text:tab/><text:tab/> <text:s/><text:tab/><text:tab/> <text:s text:c="17"/><text:tab/><text:tab/><text:tab/> <text:s text:c="5"/>(Go to the previously chosen directory)</text:span></text:p>
      <text:p text:style-name="P2">___________________________________________________________________________________________<text:span text:style-name="T1">__________________</text:span></text:p>
      <text:p text:style-name="P22"><text:span text:style-name="T34">$</text:span><text:span text:style-name="T38"> </text:span><text:span text:style-name="T35">mkdir</text:span><text:span text:style-name="T39"> </text:span><text:span text:style-name="T20">folder</text:span><text:span text:style-name="T40">_</text:span><text:span text:style-name="T20">name<text:tab/></text:span></text:p>
      <text:p text:style-name="P23">$ <text:span text:style-name="T41">mkdir</text:span> <text:span text:style-name="T20">path/to/</text:span><text:span text:style-name="T42">folder_name</text:span><text:span text:style-name="T20">{</text:span><text:span text:style-name="T42">1</text:span><text:span text:style-name="T20">..10}</text:span><text:tab/><text:tab/><text:tab/><text:tab/><text:tab/><text:tab/><text:tab/> <text:s text:c="5"/><text:span text:style-name="T43">(</text:span><text:span text:style-name="T20">Create multiple </text:span><text:span text:style-name="T44">folder</text:span><text:span text:style-name="T20"> with an increasing number</text:span><text:span text:style-name="T42">)</text:span><text:span text:style-name="T20"><text:tab/></text:span></text:p>
      <text:p text:style-name="P24"><text:span text:style-name="T45">$</text:span> <text:span text:style-name="T41">touch path/to/file{1..10}</text:span><text:tab/><text:tab/><text:tab/><text:tab/><text:tab/><text:tab/><text:tab/><text:tab/><text:tab/><text:tab/><text:span text:style-name="T46">(</text:span><text:span text:style-name="T47">Create multiple files with an increasing number</text:span><text:span text:style-name="T48">)</text:span></text:p>
      <text:p text:style-name="P2">___________________________________________________________________________________________<text:span text:style-name="T1">__________________</text:span></text:p>
      <text:p text:style-name="P25"><text:span text:style-name="T34">$</text:span><text:span text:style-name="T38"> </text:span><text:span text:style-name="T35">ls</text:span></text:p>
      <text:p text:style-name="P26"><text:span text:style-name="T49">$</text:span> <text:span text:style-name="T50">ls -1</text:span><text:tab/><text:tab/><text:tab/><text:tab/><text:tab/><text:tab/><text:tab/><text:tab/><text:tab/><text:tab/><text:tab/><text:tab/><text:tab/><text:tab/><text:tab/><text:tab/><text:tab/> <text:s text:c="2"/><text:span text:style-name="T51">(List files one per line)</text:span></text:p>
      <text:p text:style-name="P27"><text:span text:style-name="T49">$</text:span> <text:span text:style-name="T50">ls -</text:span><text:span text:style-name="T52">a<text:tab/></text:span><text:span text:style-name="T53">&amp; <text:tab/></text:span><text:span text:style-name="T49">$</text:span> <text:span text:style-name="T50">ls --</text:span><text:span text:style-name="T52">all</text:span><text:tab/><text:tab/><text:tab/><text:tab/><text:tab/><text:tab/><text:tab/><text:tab/><text:tab/><text:tab/><text:tab/><text:tab/><text:tab/> <text:s text:c="3"/><text:span text:style-name="T51">(List all files </text:span><text:span text:style-name="T53">+</text:span><text:span text:style-name="T51"> hidden files)</text:span></text:p>
      <text:p text:style-name="P28"><text:span text:style-name="T53"><text:s text:c="5"/><text:tab/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28"><text:span text:style-name="T49">$</text:span> <text:span text:style-name="T50">ls -1a<text:tab/><text:tab/><text:tab/><text:tab/><text:tab/><text:tab/><text:tab/><text:tab/><text:tab/><text:tab/><text:tab/><text:tab/><text:tab/></text:span><text:span text:style-name="T52"><text:tab/></text:span><text:span text:style-name="T51">(List all files </text:span><text:span text:style-name="T53">+</text:span><text:span text:style-name="T51"> hidden files </text:span><text:span text:style-name="T53">+ </text:span><text:span text:style-name="T51">one per line)</text:span></text:p>
      <text:p text:style-name="P29"><text:span text:style-name="T49">$</text:span><text:span text:style-name="T54"> </text:span><text:span text:style-name="T55">ls -</text:span><text:span text:style-name="T56">ls</text:span><text:span text:style-name="T55"> --recursive</text:span><text:span text:style-name="T54"><text:tab/><text:tab/><text:tab/><text:tab/><text:tab/><text:tab/> <text:s text:c="3"/></text:span><text:span text:style-name="T57">(</text:span><text:span text:style-name="T58">*****</text:span><text:span text:style-name="T51">List files in </text:span><text:span text:style-name="T59">L</text:span><text:span text:style-name="T51">ong format, sorted by </text:span><text:span text:style-name="T59">S</text:span><text:span text:style-name="T51">ize (descending) </text:span><text:span text:style-name="T59">+ </text:span><text:span text:style-name="T60">recursively</text:span><text:span text:style-name="T51">)</text:span></text:p>
      <text:p text:style-name="P2">___________________________________________________________________________________________<text:span text:style-name="T1">__________________</text:span></text:p>
      <text:p text:style-name="P25"><text:span text:style-name="T34">$</text:span><text:span text:style-name="T38"> </text:span><text:span text:style-name="T35">pwd</text:span><text:span text:style-name="T39"><text:tab/><text:tab/><text:tab/><text:tab/><text:tab/><text:tab/> <text:s/></text:span><text:span text:style-name="T36"><text:tab/><text:tab/><text:tab/><text:tab/><text:tab/> <text:tab/><text:tab/><text:tab/><text:tab/><text:tab/><text:tab/></text:span><text:span text:style-name="T39"> </text:span><text:span text:style-name="T37">(</text:span><text:span text:style-name="T61">P</text:span><text:span text:style-name="T62">rint working directory</text:span><text:span text:style-name="T37">)</text:span></text:p>
      <text:p text:style-name="P22"><text:span text:style-name="T54">$</text:span> <text:span text:style-name="T41">touch</text:span> <text:span text:style-name="T20">1.txt<text:tab/><text:tab/><text:tab/></text:span></text:p>
      <text:p text:style-name="P22"><text:span text:style-name="T54">$</text:span> <text:span text:style-name="T41">sudo -i  <text:s text:c="2"/></text:span><text:s text:c="40"/><text:tab/> <text:tab/><text:tab/> <text:s/><text:tab/><text:tab/><text:tab/><text:tab/> <text:tab/><text:tab/><text:tab/><text:tab/><text:tab/><text:tab/><text:tab/> <text:span text:style-name="T20">(root user😎️)</text:span></text:p>
      <text:p text:style-name="P2">___________________________________________________________________________________________<text:span text:style-name="T1">__________________</text:span></text:p>
      <text:p text:style-name="P22"><text:span text:style-name="T54">$</text:span> <text:span text:style-name="T41">rm</text:span> <text:span text:style-name="T20">path</text:span><text:span text:style-name="T63">1</text:span><text:span text:style-name="T20">/file1 path</text:span><text:span text:style-name="T63">2</text:span><text:span text:style-name="T20">/file2 <text:tab/><text:tab/><text:tab/><text:tab/><text:tab/><text:tab/><text:tab/><text:tab/> <text:s/><text:tab/><text:tab/><text:tab/><text:tab/><text:tab/><text:tab/> <text:s text:c="4"/></text:span><text:span text:style-name="T12">(</text:span><text:span text:style-name="T20">Remove specific files</text:span><text:span text:style-name="T12">)</text:span></text:p>
      <text:p text:style-name="P22"><text:span text:style-name="T54">$</text:span> <text:span text:style-name="T41">rmdir</text:span><text:tab/><text:tab/><text:tab/><text:tab/><text:tab/><text:tab/><text:tab/><text:tab/><text:tab/><text:tab/><text:tab/><text:tab/> <text:s/><text:tab/><text:tab/><text:tab/><text:tab/> <text:s text:c="3"/><text:span text:style-name="T12">(</text:span><text:span text:style-name="T20">Remove specific directories</text:span><text:span text:style-name="T12">)</text:span></text:p>
      <text:p text:style-name="P30">rm -rf */</text:p>
      <text:p text:style-name="P30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31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30"/>
      <text:p text:style-name="P22"><text:span text:style-name="T54">$</text:span> <text:span text:style-name="T41">rm -r</text:span> <text:span text:style-name="T63">folder <text:s text:c="3"/></text:span></text:p>
      <text:p text:style-name="P32"><text:tab/>or <text:s text:c="4"/></text:p>
      <text:p text:style-name="P22"><text:span text:style-name="T54">$</text:span><text:span text:style-name="T64"> </text:span><text:span text:style-name="T65">rm --recursive</text:span><text:span text:style-name="T64"> </text:span><text:span text:style-name="T63">folde</text:span><text:span text:style-name="T12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3">Flag</text:p>
            </table:table-cell>
            <table:table-cell table:style-name="Table1.A1" office:value-type="string">
              <text:p text:style-name="P33">Meaning</text:p>
            </table:table-cell>
            <table:table-cell table:style-name="Table1.A1" office:value-type="string">
              <text:p text:style-name="P33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66">-r</text:span></text:span></text:p>
          </table:table-cell>
          <table:table-cell table:style-name="Table1.A1" office:value-type="string">
            <text:p text:style-name="P34">recursive (delete directories)</text:p>
          </table:table-cell>
          <table:table-cell table:style-name="Table1.A1" office:value-type="string">
            <text:p text:style-name="P35"><text:span text:style-name="Source_20_Text"><text:span text:style-name="T67">$ </text:span></text:span><text:span text:style-name="Source_20_Text"><text:span text:style-name="T68">rm -r</text:span></text:span><text:span text:style-name="Source_20_Text"><text:span text:style-name="T66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6">-f</text:span></text:span></text:p>
          </table:table-cell>
          <table:table-cell table:style-name="Table1.A1" office:value-type="string">
            <text:p text:style-name="P34">force (no confirmation, ignore errors)</text:p>
          </table:table-cell>
          <table:table-cell table:style-name="Table1.A1" office:value-type="string">
            <text:p text:style-name="P35"><text:span text:style-name="Source_20_Text"><text:span text:style-name="T67">$ </text:span></text:span><text:span text:style-name="Source_20_Text"><text:span text:style-name="T68">rm -rf</text:span></text:span><text:span text:style-name="Source_20_Text"><text:span text:style-name="T66"> folder ❌ (Dangerous)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6">-i</text:span></text:span></text:p>
          </table:table-cell>
          <table:table-cell table:style-name="Table1.A1" office:value-type="string">
            <text:p text:style-name="P34">interactive (ask before deleting each file)</text:p>
          </table:table-cell>
          <table:table-cell table:style-name="Table1.A1" office:value-type="string">
            <text:p text:style-name="P35"><text:span text:style-name="Source_20_Text"><text:span text:style-name="T67">$ </text:span></text:span><text:span text:style-name="Source_20_Text"><text:span text:style-name="T68">rm -ri</text:span></text:span><text:span text:style-name="Source_20_Text"><text:span text:style-name="T66"> folder</text:span></text:span></text:p>
          </table:table-cell>
        </table:table-row>
      </table:table>
      <text:p text:style-name="P36"/>
      <text:p text:style-name="P37"><text:span text:style-name="Source_20_Text"><text:span text:style-name="T69">$</text:span></text:span><text:span text:style-name="Source_20_Text"><text:span text:style-name="T70"> </text:span></text:span><text:span text:style-name="Source_20_Text"><text:span text:style-name="T71">rm -ri</text:span></text:span><text:span text:style-name="Source_20_Text"><text:span text:style-name="T66"> </text:span></text:span><text:span text:style-name="Source_20_Text"><text:span text:style-name="T72">folder</text:span></text:span><text:span text:style-name="Source_20_Text"><text:span text:style-name="T73">2 <text:s text:c="3"/><text:tab/><text:tab/><text:tab/><text:tab/><text:tab/><text:tab/><text:tab/><text:tab/> <text:tab/></text:span></text:span><text:span text:style-name="Source_20_Text"><text:span text:style-name="T27">(</text:span></text:span><text:span text:style-name="Source_20_Text"><text:span text:style-name="T74">✅ </text:span></text:span><text:span text:style-name="Source_20_Text"><text:span text:style-name="T75">Safe Deletion</text:span></text:span><text:span text:style-name="Source_20_Text"><text:span text:style-name="T73">)</text:span></text:span></text:p>
      <text:p text:style-name="P38">It will ask:</text:p>
      <text:p text:style-name="P39"><text:span text:style-name="Source_20_Text"><text:span text:style-name="T72">rm: descend into directory 'folder</text:span></text:span><text:span text:style-name="Source_20_Text"><text:span text:style-name="T73">2</text:span></text:span><text:span text:style-name="Source_20_Text"><text:span text:style-name="T72">'? y</text:span></text:span></text:p>
      <text:p text:style-name="P40"><text:span text:style-name="Source_20_Text"><text:span text:style-name="T72">rm: remove regular file 'folder</text:span></text:span><text:span text:style-name="Source_20_Text"><text:span text:style-name="T73">2</text:span></text:span><text:span text:style-name="Source_20_Text"><text:span text:style-name="T72">/file1'? y</text:span></text:span></text:p>
      <text:p text:style-name="P41"><text:span text:style-name="Source_20_Text"><text:span text:style-name="T69">$</text:span></text:span><text:span text:style-name="Source_20_Text"><text:span text:style-name="T66"> sudo rm -rf / </text:span></text:span><text:span text:style-name="Source_20_Text"><text:span text:style-name="T72"><text:s/><text:tab/><text:tab/><text:tab/><text:tab/><text:tab/><text:tab/><text:tab/><text:tab/><text:tab/>(</text:span></text:span><text:span text:style-name="Source_20_Text"><text:span text:style-name="T76">⚠️ Danger Zone </text:span></text:span><text:span text:style-name="Source_20_Text"><text:span text:style-name="T77">&amp;&amp; <text:s/></text:span></text:span><text:span text:style-name="T76">💀</text:span><text:span text:style-name="T76"> </text:span><text:span text:style-name="Strong_20_Emphasis"><text:span text:style-name="T76">NEVER run this</text:span></text:span><text:span text:style-name="Strong_20_Emphasis"><text:span text:style-name="T72">) </text:span></text:span><text:span text:style-name="T66"><text:line-break/><text:tab/><text:tab/><text:tab/><text:tab/><text:tab/><text:tab/><text:tab/><text:tab/><text:tab/><text:tab/><text:tab/><text:tab/><text:tab/></text:span><text:span text:style-name="T72">It will recursively and forcefully delete everything from <text:tab/><text:tab/><text:tab/><text:tab/><text:tab/><text:tab/><text:tab/><text:tab/><text:tab/><text:tab/><text:tab/><text:tab/> <text:tab/>the root directory — basically wiping your OS.</text:span></text:p>
      <text:p text:style-name="P2">___________________________________________________________________________________________<text:span text:style-name="T1">__________________</text:span></text:p>
      <text:p text:style-name="P42"><text:span text:style-name="T78">$</text:span> stat <text:span text:style-name="T20">File_Fodler_name</text:span></text:p>
      <text:p text:style-name="P42"><text:span text:style-name="T78">$</text:span> uptime</text:p>
      <text:p text:style-name="P42"><text:span text:style-name="T78">$</text:span> nautilus  <text:span text:style-name="T20">path/path/path</text:span></text:p>
      <text:p text:style-name="P43"><text:span text:style-name="T78">$</text:span> nautilus  <text:span text:style-name="T20">.</text:span></text:p>
      <text:p text:style-name="P44"/>
      <text:p text:style-name="P42"><text:span text:style-name="T78">$</text:span> whoami</text:p>
      <text:p text:style-name="P42"><text:span text:style-name="T78">$</text:span> exit</text:p>
      <text:p text:style-name="P42"><text:span text:style-name="T78">$</text:span> grep -r "<text:span text:style-name="T20">word_find</text:span>"  <text:span text:style-name="T20">folder/<text:tab/><text:tab/><text:tab/><text:tab/></text:span><text:span text:style-name="T79">*******************************</text:span></text:p>
      <text:p text:style-name="P45"><text:span text:style-name="T80">$</text:span><text:span text:style-name="T81"> npm install –legacy-peer-deps</text:span></text:p>
      <text:p text:style-name="P46">$ <text:span text:style-name="T82">command1</text:span><text:span text:style-name="T31"> | </text:span><text:span text:style-name="T82">command2</text:span><text:span text:style-name="T31"> | </text:span><text:span text:style-name="T82">command3</text:span><text:span text:style-name="T54"> <text:s/></text:span><text:span text:style-name="T83"><text:tab/><text:tab/><text:tab/></text:span><text:span text:style-name="T47">vs<text:tab/><text:tab/><text:tab/></text:span>$ <text:span text:style-name="T31">command1</text:span></text:p>
      <text:p text:style-name="P47"><text:span text:style-name="T84"><text:tab/><text:tab/><text:tab/><text:tab/><text:tab/><text:tab/><text:tab/><text:tab/><text:tab/><text:tab/><text:tab/><text:tab/><text:tab/>$ </text:span>command<text:span text:style-name="T85">2</text:span></text:p>
      <text:p text:style-name="P47"><text:span text:style-name="T86"><text:tab/><text:tab/><text:tab/><text:tab/><text:tab/><text:tab/></text:span><text:span text:style-name="T86"><text:tab/><text:tab/><text:tab/><text:tab/><text:tab/><text:tab/><text:tab/>$ </text:span><text:span text:style-name="T87">command3</text:span><text:span text:style-name="T88"> </text:span></text:p>
      <text:p text:style-name="P48"/>
      <text:p text:style-name="P48"/>
      <text:p text:style-name="P49"><text:span text:style-name="Strong_20_Emphasis"><text:span text:style-name="T66">Run command 2 if command 1 succeeds</text:span></text:span><text:span text:style-name="T66">:</text:span></text:p>
      <text:p text:style-name="P50"><text:span text:style-name="Source_20_Text"><text:span text:style-name="T66">command1 &amp;&amp; command2</text:span></text:span></text:p>
      <text:list text:style-name="L2">
        <text:list-item>
          <text:p text:style-name="P51"><text:span text:style-name="Strong_20_Emphasis"><text:span text:style-name="T66">Run command 2 if command 1 fails</text:span></text:span><text:span text:style-name="T66">:</text:span></text:p>
        </text:list-item>
      </text:list>
      <text:p text:style-name="P50"><text:span text:style-name="Source_20_Text"><text:span text:style-name="T66">command1 || command2</text:span></text:span></text:p>
      <text:list text:style-name="L3">
        <text:list-item>
          <text:p text:style-name="P52"><text:span text:style-name="Strong_20_Emphasis"><text:span text:style-name="T66">Run both commands sequentially, no matter the result of command 1</text:span></text:span><text:span text:style-name="T66">:</text:span></text:p>
        </text:list-item>
      </text:list>
      <text:p text:style-name="P53"><text:span text:style-name="Source_20_Text"><text:span text:style-name="T66">command1; command2</text:span></text:span></text:p>
      <text:p text:style-name="P48"/>
      <text:p text:style-name="P48"/>
      <text:p text:style-name="P48"/>
      <text:p text:style-name="P49"><text:span text:style-name="T66">The pipe (</text:span><text:span text:style-name="Source_20_Text"><text:span text:style-name="T66">|</text:span></text:span><text:span text:style-name="T66">) is used to pass the output of one command directly as input to another, enabling the combination of simple commands for more complex tasks.</text:span></text:p>
      <text:list text:style-name="L4">
        <text:list-item>
          <text:p text:style-name="P54">You can use it for filtering, transforming, sorting, and processing data in real-time.</text:p>
        </text:list-item>
      </text:list>
      <text:p text:style-name="P48"/>
      <text:p text:style-name="P55"><text:span text:style-name="T80">$</text:span><text:span text:style-name="T81"> </text:span><text:span text:style-name="T89">tldr </text:span><text:span text:style-name="T89">command (eg. tldr tldr or tlder man)</text:span></text:p>
      <text:p text:style-name="P55"><text:span text:style-name="T78">$</text:span> man command</text:p>
      <text:p text:style-name="P55"><text:span text:style-name="T80">$</text:span><text:span text:style-name="T81"> </text:span><text:span text:style-name="T90">cat</text:span></text:p>
      <text:p text:style-name="P56"><text:span text:style-name="T78">$</text:span> <text:span text:style-name="T91">wget</text:span></text:p>
      <text:p text:style-name="P57">$<text:span text:style-name="T31"> </text:span><text:span text:style-name="T92">cp</text:span></text:p>
      <text:p text:style-name="P58"><text:span text:style-name="T84">$</text:span> <text:span text:style-name="T93">mv</text:span></text:p>
      <text:p text:style-name="P58"><text:span text:style-name="T80">$</text:span><text:span text:style-name="T81"> </text:span><text:span text:style-name="T94">find</text:span></text:p>
      <text:p text:style-name="P59"><text:span text:style-name="T95">$</text:span><text:span text:style-name="T96"> </text:span><text:span text:style-name="T97">chmod</text:span></text:p>
      <text:p text:style-name="P58"><text:span text:style-name="T80">$</text:span><text:span text:style-name="T81"> </text:span><text:span text:style-name="T98">nano</text:span></text:p>
      <text:p text:style-name="P60">$<text:span text:style-name="T31"> </text:span><text:span text:style-name="T99">nautilus</text:span></text:p>
      <text:p text:style-name="P61"><text:span text:style-name="T20"/></text:p>
      <text:p text:style-name="P62"><text:span text:style-name="T95">$</text:span><text:span text:style-name="T96"> </text:span><text:span text:style-name="T100">wc -l</text:span></text:p>
      <text:p text:style-name="P62"><text:span text:style-name="T101"/></text:p>
      <text:p text:style-name="P63"><text:span text:style-name="T80">$</text:span><text:span text:style-name="T81"> </text:span><text:span text:style-name="T98">n</text:span></text:p>
      <text:p text:style-name="P63"><text:span text:style-name="T78">$</text:span> n</text:p>
      <text:p text:style-name="P63"/>
      <text:p text:style-name="P64"/>
      <text:p text:style-name="P64"/>
      <text:p text:style-name="P65"><text:span text:style-name="Source_20_Text"><text:span text:style-name="T102">/tmp</text:span></text:span><text:span text:style-name="T102"> is a </text:span><text:span text:style-name="Strong_20_Emphasis"><text:span text:style-name="T102">temporary directory</text:span></text:span><text:span text:style-name="T102"> in Linux.</text:span></text:p>
      <text:list text:style-name="L5">
        <text:list-item>
          <text:p text:style-name="P66"><text:span text:style-name="T102">It stores files that are deleted </text:span><text:span text:style-name="Strong_20_Emphasis"><text:span text:style-name="T102">automatically after reboot</text:span></text:span><text:span text:style-name="T102"> or sometimes after a few days.</text:span></text:p>
        </text:list-item>
      </text:list>
      <text:p text:style-name="P64"/>
      <text:p text:style-name="P64"/>
      <text:p text:style-name="P67"><text:span text:style-name="Source_20_Text"><text:span text:style-name="T102">/tmp</text:span></text:span><text:span text:style-name="T102"> means: the folder named </text:span><text:span text:style-name="Strong_20_Emphasis"><text:span text:style-name="T102">tmp</text:span></text:span><text:span text:style-name="T102"> inside root (</text:span><text:span text:style-name="Source_20_Text"><text:span text:style-name="T102">/</text:span></text:span><text:span text:style-name="T102">)</text:span></text:p>
      <text:list text:style-name="L6">
        <text:list-item>
          <text:p text:style-name="P68"><text:span text:style-name="Source_20_Text"><text:span text:style-name="T102">tmp/</text:span></text:span><text:span text:style-name="T102"> means: a folder named </text:span><text:span text:style-name="Strong_20_Emphasis"><text:span text:style-name="T102">tmp</text:span></text:span><text:span text:style-name="T102"> inside your </text:span><text:span text:style-name="Strong_20_Emphasis"><text:span text:style-name="T102">current directory</text:span></text:span><text:span text:style-name="T102"><text:line-break/></text:span></text:p>
        </text:list-item>
      </text:list>
      <text:p text:style-name="P69"/>
      <text:p text:style-name="P65"><text:span text:style-name="Source_20_Text"><text:span text:style-name="T102">/opt</text:span></text:span><text:span text:style-name="T102"> = </text:span><text:span text:style-name="Strong_20_Emphasis"><text:span text:style-name="T102">optional application software</text:span></text:span><text:span text:style-name="T102"><text:line-break/>It is part of official Linux Filesystem Hierarchy Standard (FHS).</text:span></text:p>
      <text:h text:style-name="P70" text:outline-level="3">✔ Meaning:</text:h>
      <text:p text:style-name="P71"><text:span text:style-name="Source_20_Text"><text:span text:style-name="T102">opt</text:span></text:span><text:span text:style-name="T102"> = </text:span><text:span text:style-name="Strong_20_Emphasis"><text:span text:style-name="T102">optional</text:span></text:span><text:span text:style-name="T102"><text:line-break/>This folder is used for applications that </text:span><text:span text:style-name="Strong_20_Emphasis"><text:span text:style-name="T102">are not part of the OS</text:span></text:span><text:span text:style-name="T102"> — custom software, third-party tools, your own scripts, etc.</text:span></text:p>
      <text:h text:style-name="P72" text:outline-level="3"><text:span text:style-name="T102">✔ Why use </text:span><text:span text:style-name="Source_20_Text"><text:span text:style-name="T102">/opt</text:span></text:span><text:span text:style-name="T102">?</text:span></text:h>
      <text:p text:style-name="P38">Because it is:</text:p>
      <text:list text:style-name="L7">
        <text:list-item>
          <text:p text:style-name="P73"><text:span text:style-name="Strong_20_Emphasis"><text:span text:style-name="T102">Persistent</text:span></text:span><text:span text:style-name="T102"> (does NOT delete on reboot)</text:span></text:p>
        </text:list-item>
        <text:list-item>
          <text:p text:style-name="P73"><text:span text:style-name="Strong_20_Emphasis"><text:span text:style-name="T102">Clean</text:span></text:span><text:span text:style-name="T102"> (keeps your custom apps separate from system files)</text:span></text:p>
        </text:list-item>
        <text:list-item>
          <text:p text:style-name="P73"><text:span text:style-name="Strong_20_Emphasis"><text:span text:style-name="T102">Standard</text:span></text:span><text:span text:style-name="T102"> across Ubuntu/Kali/other Linux distros</text:span></text:p>
        </text:list-item>
        <text:list-item>
          <text:p text:style-name="P73"><text:span text:style-name="T102">Good for </text:span><text:span text:style-name="Strong_20_Emphasis"><text:span text:style-name="T102">manual installations</text:span></text:span><text:span text:style-name="T102"> (vs </text:span><text:span text:style-name="Source_20_Text"><text:span text:style-name="T102">/usr/bin</text:span></text:span><text:span text:style-name="T102"> which is for package-managed software)</text:span></text:p>
        </text:list-item>
      </text:list>
      <text:h text:style-name="P70" text:outline-level="3">✔ Example:</text:h>
      <text:list text:style-name="L8">
        <text:list-item>
          <text:p text:style-name="P74"><text:span text:style-name="T102">Google Chrome installs in </text:span><text:span text:style-name="Source_20_Text"><text:span text:style-name="T102">/opt/google/</text:span></text:span></text:p>
        </text:list-item>
        <text:list-item>
          <text:p text:style-name="P74"><text:span text:style-name="T102">Android Studio installs in </text:span><text:span text:style-name="Source_20_Text"><text:span text:style-name="T102">/opt/android-studio/</text:span></text:span></text:p>
        </text:list-item>
        <text:list-item>
          <text:p text:style-name="P74"><text:span text:style-name="T102">You can keep your custom tools in </text:span><text:span text:style-name="Source_20_Text"><text:span text:style-name="T102">/opt/mytools/</text:span></text:span></text:p>
        </text:list-item>
      </text:list>
      <text:p text:style-name="P64"/>
      <text:p text:style-name="P64"/>
      <text:p text:style-name="P64"/>
      <text:p text:style-name="P75"><text:span text:style-name="T103">$</text:span><text:span text:style-name="T38"> </text:span><text:span text:style-name="T96">nvm ls</text:span><text:span text:style-name="T104">    </text:span><text:span text:style-name="T38">         </text:span></text:p>
      <text:p text:style-name="P76">Find out which versions of Node.js you may have installed and which one of those you're currently using:</text:p>
      <text:p text:style-name="P76">$ nvm use 20.17.0</text:p>
      <text:p text:style-name="P77"/>
      <text:p text:style-name="P76"># used to broadcast important notifications or announcements to all users currently logged into the system.</text:p>
      <text:p text:style-name="P78">$ wall "we will be going down for maintenance for one hour sharply at 03:30 pm"</text:p>
      <text:p text:style-name="P77"/>
      <text:p text:style-name="P76">#combines the functionality of both the ‘uptime‘ and ‘who‘ commands,</text:p>
      <text:p text:style-name="P78"># w</text:p>
      <text:p text:style-name="P77"/>
      <text:p text:style-name="P78">___________________________Rearly Used_______________________________________</text:p>
      <text:p text:style-name="P77"/>
      <text:p text:style-name="P75"><text:span text:style-name="T105">$ nslookup google.com                                                </text:span><text:span text:style-name="T38">          </text:span><text:span text:style-name="T39"># Find the IP Address of a Website</text:span></text:p>
      <text:p text:style-name="P77"/>
      <text:p text:style-name="P78">_________________________ Ubuntu software related ________________________________</text:p>
      <text:p text:style-name="P75"><text:span text:style-name="T105">$ sudo swapoff -a                                                                                            </text:span><text:span text:style-name="T39"># swap memory off</text:span></text:p>
      <text:p text:style-name="P77"/>
      <text:p text:style-name="P79">___________________________________________________________________________________________<text:span text:style-name="T1">__________________</text:span></text:p>
      <text:p text:style-name="P80"><text:span text:style-name="T106">$</text:span><text:span text:style-name="T107"> </text:span>sudo apt update <text:s/><text:tab/><text:tab/><text:tab/></text:p>
      <text:p text:style-name="P80"><text:span text:style-name="T103">$ </text:span>sudo apt install -y python3-pip git</text:p>
      <text:p text:style-name="P80"><text:span text:style-name="T103">$ </text:span>sudo pip3 install pyudev git+https://github.com/crypto-universe/py_sg –break-system-packages</text:p>
      <text:p text:style-name="P80">----------------------------------------------------------------------------------------------------------------------------------------------------</text:p>
      <text:p text:style-name="P80"><text:span text:style-name="T103">$ </text:span>lsblk <text:s text:c="2"/><text:tab/><text:tab/><text:tab/><text:tab/><text:tab/><text:tab/><text:tab/><text:tab/><text:tab/><text:tab/><text:tab/> <text:s text:c="11"/><text:span text:style-name="T107">(</text:span>List connected drives to find your device (e.g., /dev/sdx)<text:span text:style-name="T107">)</text:span></text:p>
      <text:p text:style-name="P80"><text:span text:style-name="T103">$ </text:span>cd /tmp<text:tab/><text:tab/><text:tab/><text:tab/><text:tab/><text:tab/><text:tab/><text:tab/><text:tab/><text:tab/><text:tab/><text:tab/> <text:s text:c="6"/><text:span text:style-name="T107">(</text:span>Go to temporary folder <text:s/>→ <text:span text:style-name="T107">will vanish when rebooted)</text:span></text:p>
      <text:p text:style-name="P80"><text:span text:style-name="T103">$ </text:span>wget https://raw.githubusercontent.com/0-duke/wdpassport-utils/master/wdpassport-utils.py -O wdpassport-utils.py <text:tab/><text:tab/><text:tab/><text:tab/><text:tab/><text:tab/><text:tab/><text:tab/><text:tab/><text:tab/><text:tab/><text:tab/><text:tab/><text:tab/><text:tab/><text:tab/><text:tab/> <text:s text:c="32"/><text:span text:style-name="T107">(</text:span>Download WD Passport unlock script<text:span text:style-name="T107">)</text:span></text:p>
      <text:p text:style-name="P80"><text:span text:style-name="T103">$ </text:span>chmod +x wdpassport-utils.py<text:tab/><text:tab/><text:tab/><text:tab/><text:tab/><text:tab/><text:tab/><text:tab/><text:tab/><text:tab/><text:tab/><text:tab/> <text:s text:c="7"/><text:tab/> <text:s text:c="8"/><text:span text:style-name="T107">(</text:span>Make script executable<text:span text:style-name="T107">)</text:span></text:p>
      <text:p text:style-name="P80"><text:span text:style-name="T103">$ </text:span>sudo python3 /tmp/wdpassport-utils.py -u -d /dev/sdx*<text:tab/><text:span text:style-name="T107">(</text:span>Unlock your WD Passport drive (replace sdx* with actual device)<text:span text:style-name="T107">)</text:span></text:p>
      <text:p text:style-name="P81"/>
      <text:p text:style-name="P81">Flags used:</text:p>
      <text:list text:style-name="L9">
        <text:list-item>
          <text:p text:style-name="P82"><text:span text:style-name="Source_20_Text"><text:span text:style-name="T68">-u</text:span></text:span><text:span text:style-name="T66"> → unlock the drive</text:span></text:p>
        </text:list-item>
        <text:list-item>
          <text:p text:style-name="P82"><text:span text:style-name="Source_20_Text"><text:span text:style-name="T68">-d </text:span></text:span><text:span text:style-name="Source_20_Text"><text:span text:style-name="T66">/dev/sdx*</text:span></text:span><text:span text:style-name="T66"> → specify the device path of your WD Passport drive</text:span></text:p>
        </text:list-item>
      </text:list>
      <text:p text:style-name="P83">___________________________________________________________________________________________<text:span text:style-name="T1">__________________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7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18T00:01:15.295121528</dc:date>
    <meta:editing-duration>PT5H13M24S</meta:editing-duration>
    <meta:editing-cycles>28</meta:editing-cycles>
    <meta:generator>LibreOffice/25.2.6.2$Linux_X86_64 LibreOffice_project/40d1a0e1d5bdf1afaeae24d9ece32bbb00fa66a4</meta:generator>
    <meta:document-statistic meta:table-count="1" meta:image-count="0" meta:object-count="0" meta:page-count="1" meta:paragraph-count="139" meta:word-count="904" meta:character-count="7391" meta:non-whitespace-character-count="5705"/>
  </office:meta>
</office:document-meta>
</file>